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700000339C9DA583375DC7455.png" manifest:media-type="image/png"/>
  <manifest:file-entry manifest:full-path="Pictures/10000001000003A7000003392EB16FA662C1E188.png" manifest:media-type="image/png"/>
  <manifest:file-entry manifest:full-path="Pictures/10000001000001DA000002CB2973B72D720D8207.png" manifest:media-type="image/png"/>
  <manifest:file-entry manifest:full-path="Pictures/1000000100000296000002EA14BEF4EB0111C15A.png" manifest:media-type="image/png"/>
  <manifest:file-entry manifest:full-path="Pictures/10000001000002C8000002EA797EE7E4BF366340.png" manifest:media-type="image/png"/>
  <manifest:file-entry manifest:full-path="Pictures/10000001000001DE000000B634B5B1A53E69D97A.png" manifest:media-type="image/png"/>
  <manifest:file-entry manifest:full-path="Pictures/10000001000002260000017DBE70BF5B79CE2E29.png" manifest:media-type="image/png"/>
  <manifest:file-entry manifest:full-path="Pictures/10000001000001C7000000CABE184116B264E353.png" manifest:media-type="image/png"/>
  <manifest:file-entry manifest:full-path="Pictures/10000001000003C7000002EA44D2CD000253CF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339" officeooo:paragraph-rsid="0002333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hammad Bilal</text:p>
      <text:p text:style-name="P1">2022360<text:tab/></text:p>
      <text:p text:style-name="P1">lab 10</text:p>
      <text:p text:style-name="P1"/>
      <text:p text:style-name="P1"/>
      <text:p text:style-name="P1">task 1:</text:p>
      <text:p text:style-name="P1"/>
      <text:p text:style-name="P1"><draw:frame draw:style-name="fr1" draw:name="Image1" text:anchor-type="char" svg:width="5.4598in" svg:height="4.2118in" draw:z-index="0"><draw:image xlink:href="Pictures/10000001000003C7000002EA44D2CD000253CF45.png" xlink:type="simple" xlink:show="embed" xlink:actuate="onLoad" draw:mime-type="image/png"/></draw:frame><text:tab/></text:p>
      <text:p text:style-name="P1"><draw:frame draw:style-name="fr1" draw:name="Image2" text:anchor-type="char" svg:width="5.7291in" svg:height="3.9689in" draw:z-index="1"><draw:image xlink:href="Pictures/10000001000002260000017DBE70BF5B79CE2E29.png" xlink:type="simple" xlink:show="embed" xlink:actuate="onLoad" draw:mime-type="image/png"/></draw:frame><text:tab/><text:tab/></text:p>
      <text:p text:style-name="P1"/>
      <text:p text:style-name="P1"><draw:frame draw:style-name="fr1" draw:name="Image3" text:anchor-type="char" svg:width="4.9791in" svg:height="1.8957in" draw:z-index="2"><draw:image xlink:href="Pictures/10000001000001DE000000B634B5B1A53E69D97A.png" xlink:type="simple" xlink:show="embed" xlink:actuate="onLoad" draw:mime-type="image/png"/></draw:frame><text:soft-page-break/><text:tab/><text:tab/><text:tab/><text:tab/><text:tab/><text:tab/><text:tab/><text:tab/><text:tab/><text:tab/><text:tab/><text:tab/></text:p>
      <text:p text:style-name="P1"/>
      <text:p text:style-name="P1">Task 2:</text:p>
      <text:p text:style-name="P1"><draw:frame draw:style-name="fr3" draw:name="Image4" text:anchor-type="char" svg:width="6.6929in" svg:height="7.0126in" draw:z-index="3"><draw:image xlink:href="Pictures/10000001000002C8000002EA797EE7E4BF366340.png" xlink:type="simple" xlink:show="embed" xlink:actuate="onLoad" draw:mime-type="image/png"/></draw:frame><text:tab/></text:p>
      <text:p text:style-name="P1"><draw:frame draw:style-name="fr2" draw:name="Image5" text:anchor-type="char" svg:width="6.6929in" svg:height="7.5417in" draw:z-index="4"><draw:image xlink:href="Pictures/1000000100000296000002EA14BEF4EB0111C15A.png" xlink:type="simple" xlink:show="embed" xlink:actuate="onLoad" draw:mime-type="image/png"/></draw:frame><text:soft-page-break/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4.9374in" svg:height="7.448in" draw:z-index="5"><draw:image xlink:href="Pictures/10000001000001DA000002CB2973B72D720D8207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sk3:</text:p>
      <text:p text:style-name="P1"/>
      <text:p text:style-name="P1"><draw:frame draw:style-name="fr2" draw:name="Image7" text:anchor-type="char" svg:width="6.6929in" svg:height="5.9055in" draw:z-index="6"><draw:image xlink:href="Pictures/10000001000003A7000003392EB16FA662C1E188.png" xlink:type="simple" xlink:show="embed" xlink:actuate="onLoad" draw:mime-type="image/png"/></draw:frame><text:tab/></text:p>
      <text:p text:style-name="P1"><draw:frame draw:style-name="fr2" draw:name="Image8" text:anchor-type="char" svg:width="6.6929in" svg:height="5.9055in" draw:z-index="7"><draw:image xlink:href="Pictures/10000001000003A700000339C9DA583375DC7455.png" xlink:type="simple" xlink:show="embed" xlink:actuate="onLoad" draw:mime-type="image/png"/></draw:frame><text:soft-page-break/><text:tab/></text:p>
      <text:p text:style-name="P1"><draw:frame draw:style-name="fr1" draw:name="Image9" text:anchor-type="char" svg:width="4.7398in" svg:height="2.1043in" draw:z-index="8"><draw:image xlink:href="Pictures/10000001000001C7000000CABE184116B264E3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5:50:16.190792126</meta:creation-date>
    <dc:date>2024-12-03T15:57:16.367072459</dc:date>
    <meta:editing-duration>PT7M</meta:editing-duration>
    <meta:editing-cycles>1</meta:editing-cycles>
    <meta:document-statistic meta:table-count="0" meta:image-count="9" meta:object-count="0" meta:page-count="6" meta:paragraph-count="15" meta:word-count="10" meta:character-count="111" meta:non-whitespace-character-count="43"/>
    <meta:generator>LibreOffice/7.3.7.2$Linux_X86_64 LibreOffice_project/30$Build-2</meta:generator>
  </office:meta>
</office:document-meta>
</file>